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1.071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0.41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knap_aco_gpu2080_problem0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280642" calcext:value-type="float">
            <text:p>0,280642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2244" calcext:value-type="float">
            <text:p>0,02244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22457" calcext:value-type="float">
            <text:p>0,022457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22497" calcext:value-type="float">
            <text:p>0,02249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  <table:table-cell office:value-type="float" office:value="3800" calcext:value-type="float">
            <text:p>3800</text:p>
          </table:table-cell>
          <table:table-cell office:value-type="float" office:value="0.022022" calcext:value-type="float">
            <text:p>0,022022</text:p>
          </table:table-cell>
          <table:table-cell/>
          <table:table-cell table:formula="of:=SUM([.F2:.F5])/4" office:value-type="float" office:value="0.022354" calcext:value-type="float">
            <text:p>0,02235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24491" calcext:value-type="float">
            <text:p>0,024491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22548" calcext:value-type="float">
            <text:p>0,022548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22644" calcext:value-type="float">
            <text:p>0,022644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22779" calcext:value-type="float">
            <text:p>0,02277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48" calcext:value-type="float">
            <text:p>2048</text:p>
          </table:table-cell>
          <table:table-cell office:value-type="float" office:value="3800" calcext:value-type="float">
            <text:p>3800</text:p>
          </table:table-cell>
          <table:table-cell office:value-type="float" office:value="0.022813" calcext:value-type="float">
            <text:p>0,022813</text:p>
          </table:table-cell>
          <table:table-cell/>
          <table:table-cell table:formula="of:=SUM([.F7:.F10])/4" office:value-type="float" office:value="0.022696" calcext:value-type="float">
            <text:p>0,022696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034481" calcext:value-type="float">
            <text:p>0,034481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034293" calcext:value-type="float">
            <text:p>0,034293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034435" calcext:value-type="float">
            <text:p>0,034435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034165" calcext:value-type="float">
            <text:p>0,03416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096" calcext:value-type="float">
            <text:p>4096</text:p>
          </table:table-cell>
          <table:table-cell office:value-type="float" office:value="3800" calcext:value-type="float">
            <text:p>3800</text:p>
          </table:table-cell>
          <table:table-cell office:value-type="float" office:value="0.034306" calcext:value-type="float">
            <text:p>0,034306</text:p>
          </table:table-cell>
          <table:table-cell/>
          <table:table-cell table:formula="of:=SUM([.F12:.F15])/4" office:value-type="float" office:value="0.03429975" calcext:value-type="float">
            <text:p>0,0342997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060659" calcext:value-type="float">
            <text:p>0,060659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060555" calcext:value-type="float">
            <text:p>0,060555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060544" calcext:value-type="float">
            <text:p>0,060544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060498" calcext:value-type="float">
            <text:p>0,06049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8192" calcext:value-type="float">
            <text:p>8192</text:p>
          </table:table-cell>
          <table:table-cell office:value-type="float" office:value="3800" calcext:value-type="float">
            <text:p>3800</text:p>
          </table:table-cell>
          <table:table-cell office:value-type="float" office:value="0.060657" calcext:value-type="float">
            <text:p>0,060657</text:p>
          </table:table-cell>
          <table:table-cell office:value-type="string" calcext:value-type="string">
            <text:p><text:s/></text:p>
          </table:table-cell>
          <table:table-cell table:formula="of:=SUM([.F17:.F20])/4" office:value-type="float" office:value="0.0605635" calcext:value-type="float">
            <text:p>0,060563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283847" calcext:value-type="float">
            <text:p>0,283847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110198" calcext:value-type="float">
            <text:p>0,110198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100479" calcext:value-type="float">
            <text:p>0,100479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080695" calcext:value-type="float">
            <text:p>0,08069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024" calcext:value-type="float">
            <text:p>1024</text:p>
          </table:table-cell>
          <table:table-cell office:value-type="float" office:value="4015" calcext:value-type="float">
            <text:p>4015</text:p>
          </table:table-cell>
          <table:table-cell office:value-type="float" office:value="0.081241" calcext:value-type="float">
            <text:p>0,081241</text:p>
          </table:table-cell>
          <table:table-cell/>
          <table:table-cell table:formula="of:=SUM([.F22:.F25])/4" office:value-type="float" office:value="0.09315325" calcext:value-type="float">
            <text:p>0,093153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086129" calcext:value-type="float">
            <text:p>0,086129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087903" calcext:value-type="float">
            <text:p>0,087903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085604" calcext:value-type="float">
            <text:p>0,085604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090061" calcext:value-type="float">
            <text:p>0,09006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048" calcext:value-type="float">
            <text:p>2048</text:p>
          </table:table-cell>
          <table:table-cell office:value-type="float" office:value="4015" calcext:value-type="float">
            <text:p>4015</text:p>
          </table:table-cell>
          <table:table-cell office:value-type="float" office:value="0.093745" calcext:value-type="float">
            <text:p>0,093745</text:p>
          </table:table-cell>
          <table:table-cell/>
          <table:table-cell table:formula="of:=SUM([.F27:.F30])/4" office:value-type="float" office:value="0.08932825" calcext:value-type="float">
            <text:p>0,089328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104774" calcext:value-type="float">
            <text:p>0,104774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105834" calcext:value-type="float">
            <text:p>0,105834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103075" calcext:value-type="float">
            <text:p>0,103075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105982" calcext:value-type="float">
            <text:p>0,10598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4096" calcext:value-type="float">
            <text:p>4096</text:p>
          </table:table-cell>
          <table:table-cell office:value-type="float" office:value="4015" calcext:value-type="float">
            <text:p>4015</text:p>
          </table:table-cell>
          <table:table-cell office:value-type="float" office:value="0.102125" calcext:value-type="float">
            <text:p>0,102125</text:p>
          </table:table-cell>
          <table:table-cell/>
          <table:table-cell table:formula="of:=SUM([.F32:.F35])/4" office:value-type="float" office:value="0.104254" calcext:value-type="float">
            <text:p>0,10425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15557" calcext:value-type="float">
            <text:p>0,15557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156125" calcext:value-type="float">
            <text:p>0,156125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160276" calcext:value-type="float">
            <text:p>0,160276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157159" calcext:value-type="float">
            <text:p>0,15715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192" calcext:value-type="float">
            <text:p>8192</text:p>
          </table:table-cell>
          <table:table-cell office:value-type="float" office:value="4015" calcext:value-type="float">
            <text:p>4015</text:p>
          </table:table-cell>
          <table:table-cell office:value-type="float" office:value="0.158451" calcext:value-type="float">
            <text:p>0,158451</text:p>
          </table:table-cell>
          <table:table-cell/>
          <table:table-cell table:formula="of:=SUM([.F37:.F40])/4" office:value-type="float" office:value="0.15800275" calcext:value-type="float">
            <text:p>0,1580027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425354" calcext:value-type="float">
            <text:p>0,425354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127054" calcext:value-type="float">
            <text:p>0,127054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125334" calcext:value-type="float">
            <text:p>0,125334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127204" calcext:value-type="float">
            <text:p>0,12720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6120" calcext:value-type="float">
            <text:p>6120</text:p>
          </table:table-cell>
          <table:table-cell office:value-type="float" office:value="0.122279" calcext:value-type="float">
            <text:p>0,122279</text:p>
          </table:table-cell>
          <table:table-cell/>
          <table:table-cell table:formula="of:=SUM([.F42:.F45])/4" office:value-type="float" office:value="0.12546775" calcext:value-type="float">
            <text:p>0,1254677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130509" calcext:value-type="float">
            <text:p>0,130509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134018" calcext:value-type="float">
            <text:p>0,134018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127893" calcext:value-type="float">
            <text:p>0,127893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131135" calcext:value-type="float">
            <text:p>0,13113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2048" calcext:value-type="float">
            <text:p>2048</text:p>
          </table:table-cell>
          <table:table-cell office:value-type="float" office:value="6120" calcext:value-type="float">
            <text:p>6120</text:p>
          </table:table-cell>
          <table:table-cell office:value-type="float" office:value="0.129936" calcext:value-type="float">
            <text:p>0,129936</text:p>
          </table:table-cell>
          <table:table-cell/>
          <table:table-cell table:formula="of:=SUM([.F47:.F50])/4" office:value-type="float" office:value="0.1307455" calcext:value-type="float">
            <text:p>0,130745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139971" calcext:value-type="float">
            <text:p>0,139971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141461" calcext:value-type="float">
            <text:p>0,141461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139853" calcext:value-type="float">
            <text:p>0,139853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144224" calcext:value-type="float">
            <text:p>0,14422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4096" calcext:value-type="float">
            <text:p>4096</text:p>
          </table:table-cell>
          <table:table-cell office:value-type="float" office:value="6120" calcext:value-type="float">
            <text:p>6120</text:p>
          </table:table-cell>
          <table:table-cell office:value-type="float" office:value="0.143463" calcext:value-type="float">
            <text:p>0,143463</text:p>
          </table:table-cell>
          <table:table-cell/>
          <table:table-cell table:formula="of:=SUM([.F52:.F55])/4" office:value-type="float" office:value="0.14225025" calcext:value-type="float">
            <text:p>0,142250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211362" calcext:value-type="float">
            <text:p>0,211362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212213" calcext:value-type="float">
            <text:p>0,212213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212524" calcext:value-type="float">
            <text:p>0,212524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213466" calcext:value-type="float">
            <text:p>0,21346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192" calcext:value-type="float">
            <text:p>8192</text:p>
          </table:table-cell>
          <table:table-cell office:value-type="float" office:value="6120" calcext:value-type="float">
            <text:p>6120</text:p>
          </table:table-cell>
          <table:table-cell office:value-type="float" office:value="0.208158" calcext:value-type="float">
            <text:p>0,208158</text:p>
          </table:table-cell>
          <table:table-cell/>
          <table:table-cell table:formula="of:=SUM([.F57:.F60])/4" office:value-type="float" office:value="0.21159025" calcext:value-type="float">
            <text:p>0,211590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540535" calcext:value-type="float">
            <text:p>0,540535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254327" calcext:value-type="float">
            <text:p>0,254327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254444" calcext:value-type="float">
            <text:p>0,254444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258923" calcext:value-type="float">
            <text:p>0,25892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24" calcext:value-type="float">
            <text:p>1024</text:p>
          </table:table-cell>
          <table:table-cell office:value-type="float" office:value="12400" calcext:value-type="float">
            <text:p>12400</text:p>
          </table:table-cell>
          <table:table-cell office:value-type="float" office:value="0.254175" calcext:value-type="float">
            <text:p>0,254175</text:p>
          </table:table-cell>
          <table:table-cell/>
          <table:table-cell table:formula="of:=SUM([.F62:.F65])/4" office:value-type="float" office:value="0.25546725" calcext:value-type="float">
            <text:p>0,255467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269312" calcext:value-type="float">
            <text:p>0,269312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265314" calcext:value-type="float">
            <text:p>0,265314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269908" calcext:value-type="float">
            <text:p>0,269908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277043" calcext:value-type="float">
            <text:p>0,27704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48" calcext:value-type="float">
            <text:p>2048</text:p>
          </table:table-cell>
          <table:table-cell office:value-type="float" office:value="12400" calcext:value-type="float">
            <text:p>12400</text:p>
          </table:table-cell>
          <table:table-cell office:value-type="float" office:value="0.26505" calcext:value-type="float">
            <text:p>0,26505</text:p>
          </table:table-cell>
          <table:table-cell/>
          <table:table-cell table:formula="of:=SUM([.F67:.F70])/4" office:value-type="float" office:value="0.26932875" calcext:value-type="float">
            <text:p>0,2693287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27936" calcext:value-type="float">
            <text:p>0,27936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278515" calcext:value-type="float">
            <text:p>0,278515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278127" calcext:value-type="float">
            <text:p>0,278127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281695" calcext:value-type="float">
            <text:p>0,28169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96" calcext:value-type="float">
            <text:p>4096</text:p>
          </table:table-cell>
          <table:table-cell office:value-type="float" office:value="12400" calcext:value-type="float">
            <text:p>12400</text:p>
          </table:table-cell>
          <table:table-cell office:value-type="float" office:value="0.279788" calcext:value-type="float">
            <text:p>0,279788</text:p>
          </table:table-cell>
          <table:table-cell/>
          <table:table-cell table:formula="of:=SUM([.F72:.F75])/4" office:value-type="float" office:value="0.27953125" calcext:value-type="float">
            <text:p>0,279531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0.401855" calcext:value-type="float">
            <text:p>0,401855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0.431076" calcext:value-type="float">
            <text:p>0,431076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0.402331" calcext:value-type="float">
            <text:p>0,402331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0.405619" calcext:value-type="float">
            <text:p>0,40561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8192" calcext:value-type="float">
            <text:p>8192</text:p>
          </table:table-cell>
          <table:table-cell office:value-type="float" office:value="12400" calcext:value-type="float">
            <text:p>12400</text:p>
          </table:table-cell>
          <table:table-cell office:value-type="float" office:value="0.404706" calcext:value-type="float">
            <text:p>0,404706</text:p>
          </table:table-cell>
          <table:table-cell/>
          <table:table-cell table:formula="of:=SUM([.F77:.F80])/4" office:value-type="float" office:value="0.410933" calcext:value-type="float">
            <text:p>0,410933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587" calcext:value-type="float">
            <text:p>10587</text:p>
          </table:table-cell>
          <table:table-cell office:value-type="float" office:value="0.701325" calcext:value-type="float">
            <text:p>0,701325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584" calcext:value-type="float">
            <text:p>10584</text:p>
          </table:table-cell>
          <table:table-cell office:value-type="float" office:value="0.381674" calcext:value-type="float">
            <text:p>0,381674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584" calcext:value-type="float">
            <text:p>10584</text:p>
          </table:table-cell>
          <table:table-cell office:value-type="float" office:value="0.378997" calcext:value-type="float">
            <text:p>0,378997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584" calcext:value-type="float">
            <text:p>10584</text:p>
          </table:table-cell>
          <table:table-cell office:value-type="float" office:value="0.378833" calcext:value-type="float">
            <text:p>0,37883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024" calcext:value-type="float">
            <text:p>1024</text:p>
          </table:table-cell>
          <table:table-cell office:value-type="float" office:value="10584" calcext:value-type="float">
            <text:p>10584</text:p>
          </table:table-cell>
          <table:table-cell office:value-type="float" office:value="0.378986" calcext:value-type="float">
            <text:p>0,378986</text:p>
          </table:table-cell>
          <table:table-cell/>
          <table:table-cell table:formula="of:=SUM([.F82:.F85])/4" office:value-type="float" office:value="0.3796225" calcext:value-type="float">
            <text:p>0,37962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18" calcext:value-type="float">
            <text:p>10618</text:p>
          </table:table-cell>
          <table:table-cell office:value-type="float" office:value="0.38764" calcext:value-type="float">
            <text:p>0,38764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02" calcext:value-type="float">
            <text:p>10602</text:p>
          </table:table-cell>
          <table:table-cell office:value-type="float" office:value="0.37821" calcext:value-type="float">
            <text:p>0,37821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602" calcext:value-type="float">
            <text:p>10602</text:p>
          </table:table-cell>
          <table:table-cell office:value-type="float" office:value="0.379117" calcext:value-type="float">
            <text:p>0,379117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584" calcext:value-type="float">
            <text:p>10584</text:p>
          </table:table-cell>
          <table:table-cell office:value-type="float" office:value="0.383128" calcext:value-type="float">
            <text:p>0,38312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2048" calcext:value-type="float">
            <text:p>2048</text:p>
          </table:table-cell>
          <table:table-cell office:value-type="float" office:value="10584" calcext:value-type="float">
            <text:p>10584</text:p>
          </table:table-cell>
          <table:table-cell office:value-type="float" office:value="0.383353" calcext:value-type="float">
            <text:p>0,383353</text:p>
          </table:table-cell>
          <table:table-cell/>
          <table:table-cell table:formula="of:=SUM([.F87:.F90])/4" office:value-type="float" office:value="0.380952" calcext:value-type="float">
            <text:p>0,38095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02" calcext:value-type="float">
            <text:p>10602</text:p>
          </table:table-cell>
          <table:table-cell office:value-type="float" office:value="0.398372" calcext:value-type="float">
            <text:p>0,398372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18" calcext:value-type="float">
            <text:p>10618</text:p>
          </table:table-cell>
          <table:table-cell office:value-type="float" office:value="0.397363" calcext:value-type="float">
            <text:p>0,397363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18" calcext:value-type="float">
            <text:p>10618</text:p>
          </table:table-cell>
          <table:table-cell office:value-type="float" office:value="0.39898" calcext:value-type="float">
            <text:p>0,39898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18" calcext:value-type="float">
            <text:p>10618</text:p>
          </table:table-cell>
          <table:table-cell office:value-type="float" office:value="0.398827" calcext:value-type="float">
            <text:p>0,39882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4096" calcext:value-type="float">
            <text:p>4096</text:p>
          </table:table-cell>
          <table:table-cell office:value-type="float" office:value="10605" calcext:value-type="float">
            <text:p>10605</text:p>
          </table:table-cell>
          <table:table-cell office:value-type="float" office:value="0.396198" calcext:value-type="float">
            <text:p>0,396198</text:p>
          </table:table-cell>
          <table:table-cell/>
          <table:table-cell table:formula="of:=SUM([.F92:.F95])/4" office:value-type="float" office:value="0.397842" calcext:value-type="float">
            <text:p>0,397842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0.572943" calcext:value-type="float">
            <text:p>0,572943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0.569426" calcext:value-type="float">
            <text:p>0,569426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0.568812" calcext:value-type="float">
            <text:p>0,568812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18" calcext:value-type="float">
            <text:p>10618</text:p>
          </table:table-cell>
          <table:table-cell office:value-type="float" office:value="0.564036" calcext:value-type="float">
            <text:p>0,5640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8192" calcext:value-type="float">
            <text:p>8192</text:p>
          </table:table-cell>
          <table:table-cell office:value-type="float" office:value="10604" calcext:value-type="float">
            <text:p>10604</text:p>
          </table:table-cell>
          <table:table-cell office:value-type="float" office:value="0.569708" calcext:value-type="float">
            <text:p>0,569708</text:p>
          </table:table-cell>
          <table:table-cell/>
          <table:table-cell table:formula="of:=SUM([.F97:.F100])/4" office:value-type="float" office:value="0.5679955" calcext:value-type="float">
            <text:p>0,567995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98" calcext:value-type="float">
            <text:p>16498</text:p>
          </table:table-cell>
          <table:table-cell office:value-type="float" office:value="0.882346" calcext:value-type="float">
            <text:p>0,882346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81" calcext:value-type="float">
            <text:p>16481</text:p>
          </table:table-cell>
          <table:table-cell office:value-type="float" office:value="0.632571" calcext:value-type="float">
            <text:p>0,632571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66" calcext:value-type="float">
            <text:p>16466</text:p>
          </table:table-cell>
          <table:table-cell office:value-type="float" office:value="0.626283" calcext:value-type="float">
            <text:p>0,626283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66" calcext:value-type="float">
            <text:p>16466</text:p>
          </table:table-cell>
          <table:table-cell office:value-type="float" office:value="0.625298" calcext:value-type="float">
            <text:p>0,62529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1024" calcext:value-type="float">
            <text:p>1024</text:p>
          </table:table-cell>
          <table:table-cell office:value-type="float" office:value="16483" calcext:value-type="float">
            <text:p>16483</text:p>
          </table:table-cell>
          <table:table-cell office:value-type="float" office:value="0.618449" calcext:value-type="float">
            <text:p>0,618449</text:p>
          </table:table-cell>
          <table:table-cell/>
          <table:table-cell table:formula="of:=SUM([.F102:.F105])/4" office:value-type="float" office:value="0.62565025" calcext:value-type="float">
            <text:p>0,62565025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518" calcext:value-type="float">
            <text:p>16518</text:p>
          </table:table-cell>
          <table:table-cell office:value-type="float" office:value="0.636872" calcext:value-type="float">
            <text:p>0,636872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518" calcext:value-type="float">
            <text:p>16518</text:p>
          </table:table-cell>
          <table:table-cell office:value-type="float" office:value="0.637265" calcext:value-type="float">
            <text:p>0,637265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499" calcext:value-type="float">
            <text:p>16499</text:p>
          </table:table-cell>
          <table:table-cell office:value-type="float" office:value="0.62712" calcext:value-type="float">
            <text:p>0,62712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499" calcext:value-type="float">
            <text:p>16499</text:p>
          </table:table-cell>
          <table:table-cell office:value-type="float" office:value="0.629176" calcext:value-type="float">
            <text:p>0,62917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048" calcext:value-type="float">
            <text:p>2048</text:p>
          </table:table-cell>
          <table:table-cell office:value-type="float" office:value="16508" calcext:value-type="float">
            <text:p>16508</text:p>
          </table:table-cell>
          <table:table-cell office:value-type="float" office:value="0.625271" calcext:value-type="float">
            <text:p>0,625271</text:p>
          </table:table-cell>
          <table:table-cell/>
          <table:table-cell table:formula="of:=SUM([.F107:.F110])/4" office:value-type="float" office:value="0.629708" calcext:value-type="float">
            <text:p>0,629708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499" calcext:value-type="float">
            <text:p>16499</text:p>
          </table:table-cell>
          <table:table-cell office:value-type="float" office:value="0.637475" calcext:value-type="float">
            <text:p>0,637475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499" calcext:value-type="float">
            <text:p>16499</text:p>
          </table:table-cell>
          <table:table-cell office:value-type="float" office:value="0.636819" calcext:value-type="float">
            <text:p>0,636819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508" calcext:value-type="float">
            <text:p>16508</text:p>
          </table:table-cell>
          <table:table-cell office:value-type="float" office:value="0.656242" calcext:value-type="float">
            <text:p>0,656242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472" calcext:value-type="float">
            <text:p>16472</text:p>
          </table:table-cell>
          <table:table-cell office:value-type="float" office:value="0.633044" calcext:value-type="float">
            <text:p>0,63304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4096" calcext:value-type="float">
            <text:p>4096</text:p>
          </table:table-cell>
          <table:table-cell office:value-type="float" office:value="16472" calcext:value-type="float">
            <text:p>16472</text:p>
          </table:table-cell>
          <table:table-cell office:value-type="float" office:value="0.633671" calcext:value-type="float">
            <text:p>0,633671</text:p>
          </table:table-cell>
          <table:table-cell/>
          <table:table-cell table:formula="of:=SUM([.F112:.F115])/4" office:value-type="float" office:value="0.639944" calcext:value-type="float">
            <text:p>0,639944</text:p>
          </table:table-cell>
        </table:table-row>
        <table:table-row table:style-name="ro1" table:visibility="filter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518" calcext:value-type="float">
            <text:p>16518</text:p>
          </table:table-cell>
          <table:table-cell office:value-type="float" office:value="0.93026" calcext:value-type="float">
            <text:p>0,93026</text:p>
          </table:table-cell>
          <table:table-cell table:number-columns-repeated="2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519" calcext:value-type="float">
            <text:p>16519</text:p>
          </table:table-cell>
          <table:table-cell office:value-type="float" office:value="0.92752" calcext:value-type="float">
            <text:p>0,92752</text:p>
          </table:table-cell>
          <table:table-cell table:number-columns-repeated="2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537" calcext:value-type="float">
            <text:p>16537</text:p>
          </table:table-cell>
          <table:table-cell office:value-type="float" office:value="0.907087" calcext:value-type="float">
            <text:p>0,907087</text:p>
          </table:table-cell>
          <table:table-cell table:number-columns-repeated="2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524" calcext:value-type="float">
            <text:p>16524</text:p>
          </table:table-cell>
          <table:table-cell office:value-type="float" office:value="0.922136" calcext:value-type="float">
            <text:p>0,92213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8192" calcext:value-type="float">
            <text:p>8192</text:p>
          </table:table-cell>
          <table:table-cell office:value-type="float" office:value="16519" calcext:value-type="float">
            <text:p>16519</text:p>
          </table:table-cell>
          <table:table-cell office:value-type="float" office:value="0.935948" calcext:value-type="float">
            <text:p>0,935948</text:p>
          </table:table-cell>
          <table:table-cell/>
          <table:table-cell table:formula="of:=SUM([.F117:.F120])/4" office:value-type="float" office:value="0.92317275" calcext:value-type="float">
            <text:p>0,92317275</text:p>
          </table:table-cell>
        </table:table-row>
      </table:table>
      <table:named-expressions/>
      <table:database-ranges>
        <table:database-range table:name="__Anonymous_Sheet_DB__0" table:target-range-address="mknap_aco_gpu2080_problem0.H1:mknap_aco_gpu2080_problem0.H120" table:contains-header="false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7T15:44:04.051696873</dc:date>
    <meta:editing-duration>PT9M45S</meta:editing-duration>
    <meta:editing-cycles>1</meta:editing-cycles>
    <meta:document-statistic meta:table-count="1" meta:cell-count="745" meta:object-count="0"/>
    <meta:generator>LibreOffice/6.4.6.2$Linux_X86_64 LibreOffice_project/40$Build-2</meta:generator>
  </office:meta>
</office:document-meta>
</file>